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5d5" officeooo:paragraph-rsid="001f45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3:29:29.468993752</meta:creation-date>
    <dc:date>2024-02-07T03:30:01.120684712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